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1" svg:stroke-width="0.03cm" svg:stroke-color="#000000" draw:marker-start-width="0.143cm" draw:marker-end="Linienspitzen_20_1" draw:marker-end-width="0.173cm" draw:stroke-linejoin="miter" svg:stroke-linecap="butt" draw:textarea-horizontal-align="center" draw:textarea-vertical-align="middle" fo:padding-top="0.14cm" fo:padding-bottom="0.14cm" fo:padding-left="0.265cm" fo:padding-right="0.265cm" loext:decorative="false"/>
    </style:style>
    <style:style style:name="gr2" style:family="graphic" style:parent-style-name="standard">
      <style:graphic-properties draw:stroke="dash" draw:stroke-dash="Double_20_Dash" svg:stroke-width="0.03cm" svg:stroke-color="#000000" draw:marker-start-width="0.17cm" draw:marker-end-width="0.17cm" draw:stroke-linejoin="miter" svg:stroke-linecap="butt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standard">
      <style:graphic-properties draw:stroke="solid" draw:stroke-dash="Dash_20_Dot_20_1" svg:stroke-width="0.03cm" svg:stroke-color="#000000" draw:marker-start-width="0.17cm" draw:marker-end-width="0.17cm" draw:stroke-linejoin="miter" svg:stroke-linecap="butt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standard">
      <style:graphic-properties draw:stroke="solid" draw:stroke-dash="Dash_20_Dot_20_1" svg:stroke-width="0.03cm" svg:stroke-color="#000000" draw:marker-start-width="0.143cm" draw:marker-end="Linienspitzen_20_2" draw:marker-end-width="0.173cm" draw:stroke-linejoin="miter" svg:stroke-linecap="butt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dash" draw:stroke-dash="Dot_20__28_Rounded_29_" svg:stroke-width="0.03cm" svg:stroke-color="#000000" draw:marker-start-width="0.17cm" draw:marker-end-width="0.17cm" draw:stroke-linejoin="miter" svg:stroke-linecap="round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>
      <style:graphic-properties style:writing-mode="lr-tb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68cm" svg:y1="7.12cm" svg:x2="6.768cm" svg:y2="1.014cm">
          <text:p/>
        </draw:line>
        <draw:path draw:style-name="gr2" draw:text-style-name="P1" draw:layer="layout" svg:width="5.499cm" svg:height="2.249cm" svg:x="7cm" svg:y="2cm" svg:viewBox="0 0 5500 2250" svg:d="M0 2250c238-1675 250-2000 5500-2250">
          <text:p/>
        </draw:path>
        <draw:path draw:style-name="gr3" draw:text-style-name="P1" draw:layer="layout" svg:width="6.21cm" svg:height="2.484cm" svg:x="6.289cm" svg:y="2cm" svg:viewBox="0 0 6211 2485" svg:d="M0 2485c239-2034 961-2235 6211-2485">
          <text:p/>
        </draw:path>
        <draw:path draw:style-name="gr3" draw:text-style-name="P1" draw:layer="layout" svg:width="5.038cm" svg:height="2.514cm" svg:x="1.25cm" svg:y="4.485cm" svg:viewBox="0 0 5039 2515" svg:d="M5039 0c-240 2156-1289 2265-5039 2515">
          <text:p/>
        </draw:path>
        <draw:line draw:style-name="gr4" draw:text-style-name="P1" draw:layer="layout" svg:x1="1.259cm" svg:y1="4.485cm" svg:x2="12.635cm" svg:y2="4.485cm">
          <text:p/>
        </draw:line>
        <draw:line draw:style-name="gr3" draw:text-style-name="P1" draw:layer="layout" svg:x1="6.289cm" svg:y1="4.605cm" svg:x2="6.289cm" svg:y2="4.366cm">
          <text:p/>
        </draw:line>
        <draw:path draw:style-name="gr5" draw:text-style-name="P1" draw:layer="layout" svg:width="5.253cm" svg:height="2.484cm" svg:x="7.246cm" svg:y="2cm" svg:viewBox="0 0 5254 2485" svg:d="M0 2485c240-1795 254-2235 5254-2485">
          <text:p/>
        </draw:path>
        <draw:path draw:style-name="gr5" draw:text-style-name="P1" draw:layer="layout" svg:width="5.995cm" svg:height="2.514cm" svg:x="1.25cm" svg:y="4.485cm" svg:viewBox="0 0 5996 2515" svg:d="M5996 0c-238 2036-1746 2265-5996 2515">
          <text:p/>
        </draw:path>
        <draw:path draw:style-name="gr2" draw:text-style-name="P1" draw:layer="layout" svg:width="0.231cm" svg:height="0.234cm" svg:x="6.768cm" svg:y="4.25cm" svg:viewBox="0 0 232 235" svg:d="M0 235c120-24 208-91 232-235">
          <text:p/>
        </draw:path>
        <draw:line draw:style-name="gr3" draw:text-style-name="P1" draw:layer="layout" svg:x1="6.648cm" svg:y1="3.05cm" svg:x2="6.888cm" svg:y2="3.05cm">
          <text:p/>
        </draw:line>
        <draw:g draw:style-name="gr6">
          <svg:title>TexMaths</svg:title>
          <svg:desc>12§latex§$B_{R}$§svg§600§TRUE§</svg:desc>
          <draw:g draw:style-name="gr7">
            <draw:path draw:style-name="gr8" draw:text-style-name="P2" draw:layer="layout" svg:width="0.3cm" svg:height="0.285cm" svg:x="5.994cm" svg:y="2.9cm" svg:viewBox="0 0 301 286" svg:d="M50 253c-4 17-6 21-38 21-7 0-12 0-12 8 0 4 4 4 12 4 50 0 100 0 150 0 66 0 116-49 116-90 0-30-25-55-66-60 44-7 89-38 89-77 0-32-29-59-79-59-47 0-94 0-141 0-8 0-13 0-13 8 0 5 5 5 12 5 1 0 10 0 16 1 8 0 12 2 12 6 0 3 0 4-1 9-19 75-38 150-57 224zM114 133c8-35 17-70 25-104 4-15 5-16 23-16s36 0 54 0c37 0 46 25 46 43 0 37-37 77-87 77-20 0-41 0-61 0zM95 274c-6 0-8 0-10-1-4 0-6-2-6-4 0-1 0-2 2-10 10-39 20-78 29-117 27 0 54 0 80 0 40 0 48 31 48 49 0 42-37 83-87 83-19 0-38 0-56 0z">
              <text:p/>
            </draw:path>
            <draw:path draw:style-name="gr8" draw:text-style-name="P2" draw:layer="layout" svg:width="0.228cm" svg:height="0.206cm" svg:x="6.316cm" svg:y="3.048cm" svg:viewBox="0 0 229 207" svg:d="M101 22c2-9 2-10 8-11 6 0 13 0 19 0 28 0 61 0 61 31 0 12-6 30-19 40-12 10-30 15-50 15-13 0-26 0-39 0 7-25 13-50 20-75zM153 102c35-9 66-30 66-57 0-25-30-45-72-45-30 0-60 0-91 0-4 0-8 0-8 7 0 4 4 4 8 4 2 0 6 0 12 1 6 0 6 1 6 4 0 1 0 2-1 7-13 52-25 103-38 155-3 10-4 12-27 12-4 0-8 0-8 6 0 4 2 5 5 5 5 0 12-1 18-1s14 0 19 0c6 0 13 0 19 0s13 1 19 1c3 0 7 0 7-6 0-5-3-5-10-5-5 0-6 0-11 0-6-1-6-2-6-5 0-2 0-2 1-6 6-24 12-49 18-74 13 0 26 0 40 0 26 0 37 12 37 27 0 3-4 13-5 20-4 13-5 18-5 23 0 22 22 32 43 32 28 0 40-29 40-35-2-1-1-3-5-3-5 0-5 2-6 4-4 14-14 25-28 25-7 0-13-3-13-19 0-7 3-22 4-30 1-7 1-12 1-14 0-3 0-13-8-21-6-6-13-10-21-12z">
              <text:p/>
            </draw:path>
          </draw:g>
        </draw:g>
        <draw:g draw:style-name="gr6">
          <svg:title>TexMaths</svg:title>
          <svg:desc>12§latex§$H_{C}$§svg§600§TRUE§</svg:desc>
          <draw:g draw:style-name="gr7">
            <draw:path draw:style-name="gr8" draw:text-style-name="P2" draw:layer="layout" svg:width="0.353cm" svg:height="0.285cm" svg:x="5.595cm" svg:y="4.644cm" svg:viewBox="0 0 354 286" svg:d="M305 32c3-14 5-19 35-19 12 0 14 0 14-8 0-5-4-5-6-5-11 0-42 1-53 1-13 0-42-1-55-1-2 0-7 0-7 8 0 5 3 5 12 5 5 1 8 0 15 1 8 0 11 2 11 6 0 3 0 3-1 9-8 34-17 68-25 102-43 0-86 0-129 0 9-33 17-66 26-99 3-14 4-19 34-19 11 0 15 0 15-8 0-5-5-5-6-5-12 0-42 1-54 1s-42-1-54-1c-4 0-9 0-9 8 0 5 4 5 12 5 2 0 10 0 16 1 8 0 12 2 12 6 0 3 0 4-1 9-19 75-38 150-57 225-4 17-6 20-38 20-8 0-12 0-12 9 0 3 5 3 6 3 12 0 42-1 54-1 8 0 18 1 26 1 10 0 18 0 28 0 4 0 8 0 8-8 0-4-3-4-12-4-15 0-27 0-27-8 0-2 1-5 1-7 10-38 19-77 29-115 43 0 85 0 128 0-18 69-27 110-29 116-4 13-12 14-38 14-6 0-10 0-10 9 0 3 4 2 5 3 12 0 42-1 54-1 9 0 18 1 27 1s19 0 27 0c4 0 9 0 9-8 0-4-4-4-12-4-16 0-27 0-27-8 0-2 0-5 1-7 19-76 38-151 57-227z">
              <text:p/>
            </draw:path>
            <draw:path draw:style-name="gr8" draw:text-style-name="P2" draw:layer="layout" svg:width="0.227cm" svg:height="0.211cm" svg:x="5.949cm" svg:y="4.788cm" svg:viewBox="0 0 228 212" svg:d="M228 4c0-2-1-4-4-4-2 0-3 0-6 4-7 7-14 14-21 21-3-3-19-25-55-25-71 0-142 62-142 129 0 48 38 83 90 83 17 0 44-3 76-29 22-20 28-45 28-48s-3-3-4-3c-4 0-5 1-5 5-12 39-54 64-89 64-31 0-66-16-66-63 0-9 1-55 36-91 20-23 50-37 79-37 34 0 54 25 54 57 0 9-1 11-1 12 0 5 4 5 5 5 5 0 5-1 7-7 6-25 12-49 18-73z">
              <text:p/>
            </draw:path>
          </draw:g>
        </draw:g>
        <draw:g draw:style-name="gr6">
          <svg:title>TexMaths</svg:title>
          <svg:desc>12§latex§$H$§svg§600§TRUE§</svg:desc>
          <draw:g draw:style-name="gr7">
            <draw:path draw:style-name="gr8" draw:text-style-name="P2" draw:layer="layout" svg:width="0.352cm" svg:height="0.285cm" svg:x="11.995cm" svg:y="4.645cm" svg:viewBox="0 0 353 286" svg:d="M304 32c4-15 5-19 35-19 10 0 14 0 14-8 0-5-5-5-6-5-12 0-42 1-54 1s-42-1-54-1c-3 0-8 0-8 8 0 5 5 5 12 5 1 0 9 0 17 1 7 0 10 2 10 6 0 3 0 3-1 9-8 34-17 68-25 101-43 0-85 0-128 0 8-32 16-65 24-98 5-15 6-19 36-19 11 0 14 0 14-8 0-5-5-5-6-5-12 0-42 1-54 1s-41-1-53-1c-4 0-9 0-9 8 0 5 4 5 12 5 1 0 9 0 16 1 8 0 12 2 12 6 0 3-2 4-3 9-18 75-37 150-56 225-4 15-5 19-38 19-7 0-11 0-11 8 0 5 5 5 6 5 12 0 42-1 53-1 9 0 18 0 27 0 10 0 18 1 28 1 2 0 8 0 8-8 0-5-5-5-12-5-15 0-27 0-27-7 0-3 1-5 1-8 9-38 19-76 28-114 43 0 86 0 129 0-18 69-28 108-29 116-5 13-13 13-38 13-8 0-11 0-11 8 0 5 5 5 6 5 12 0 42-1 54-1 8 0 18 0 26 0 9 0 19 1 27 1 4 0 9 0 9-8 0-5-4-5-12-5-16 0-28 0-28-7 0-3 2-5 2-8 19-75 38-150 57-226z">
              <text:p/>
            </draw:path>
          </draw:g>
        </draw:g>
        <draw:g draw:style-name="gr6">
          <svg:title>TexMaths</svg:title>
          <svg:desc>12§latex§$B$§svg§600§TRUE§</svg:desc>
          <draw:g draw:style-name="gr7">
            <draw:path draw:style-name="gr8" draw:text-style-name="P2" draw:layer="layout" svg:width="0.298cm" svg:height="0.285cm" svg:x="5.997cm" svg:y="1.247cm" svg:viewBox="0 0 299 286" svg:d="M49 254c-4 15-5 19-38 19-6 0-11 0-11 8 0 5 4 5 11 5 50 0 99 0 149 0 67 0 116-49 116-91 0-30-24-54-64-59 43-8 87-38 87-79 0-31-28-57-78-57-47 0-94 0-141 0-7 0-12 0-12 8 0 5 4 5 12 5 1 0 9 0 16 1 7 0 12 2 12 6 0 3-2 4-3 9-18 75-37 150-56 225zM112 133c9-35 18-70 27-104 3-15 5-16 22-16 18 0 36 0 54 0 37 0 46 24 46 43 0 37-36 77-88 77-20 0-40 0-61 0zM93 273c-4 0-6 0-8 0-5-1-6-1-6-5 0-1 0-1 2-10 10-38 19-77 29-116 26 0 53 0 79 0 41 0 49 32 49 49 0 41-38 82-87 82-19 0-39 0-58 0z">
              <text:p/>
            </draw:path>
          </draw:g>
        </draw:g>
        <draw:line draw:style-name="gr3" draw:text-style-name="P1" draw:layer="layout" svg:x1="10.089cm" svg:y1="4.609cm" svg:x2="10.089cm" svg:y2="2.168cm">
          <text:p/>
        </draw:line>
        <draw:g draw:style-name="gr6">
          <svg:title>TexMaths</svg:title>
          <svg:desc>12§latex§$H_{S}$§svg§600§TRUE§</svg:desc>
          <draw:g draw:style-name="gr7">
            <draw:path draw:style-name="gr8" draw:text-style-name="P2" draw:layer="layout" svg:width="0.353cm" svg:height="0.285cm" svg:x="9.896cm" svg:y="4.645cm" svg:viewBox="0 0 354 286" svg:d="M304 32c5-14 5-19 36-19 11 0 14 0 14-8 0-5-5-5-6-5-12 0-42 1-54 1s-42-1-53-1c-4 0-9 0-9 8 0 5 4 5 12 5 1 0 8 0 16 1 7 0 12 2 12 6 0 3-2 3-3 9-8 34-17 67-25 101-43 0-85 0-128 0 8-32 17-65 25-98 4-14 5-19 35-19 11 0 14 0 14-8 0-5-5-5-6-5-12 0-42 1-54 1s-41-1-53-1c-4 0-9 0-9 8 0 5 5 5 12 5 1 0 10 0 17 1 7 0 11 2 11 6 0 3 0 4-2 9-18 75-37 150-56 224-5 17-6 21-38 21-8 0-12 0-12 8 0 4 5 4 6 4 12 0 42-1 54-1 8 0 18 1 26 1 10 0 19 0 28 0 3 0 8 0 8-9 0-3-4-3-12-3-15 0-27 0-27-9 0-2 1-4 1-7 9-38 19-76 28-115 43 0 86 0 129 0-17 70-27 110-29 116-4 14-12 15-38 15-6 0-10 0-10 8 0 4 5 4 6 4 12 0 41-1 53-1 9 0 18 1 27 1 8 0 18 0 28 0 2 0 8 0 8-9 0-3-5-3-12-3-16 0-27 0-27-9 0-2 1-4 1-7 18-75 37-150 56-226z">
              <text:p/>
            </draw:path>
            <draw:path draw:style-name="gr8" draw:text-style-name="P2" draw:layer="layout" svg:width="0.186cm" svg:height="0.211cm" svg:x="10.251cm" svg:y="4.788cm" svg:viewBox="0 0 187 212" svg:d="M187 4c0-2-2-4-4-4s-2 0-6 4c-5 5-9 11-14 16-12-15-30-20-48-20-42 0-79 33-79 67 0 4 1 15 11 26 9 12 20 15 40 19 6 2 21 5 25 6 9 3 27 9 27 31 0 24-24 52-58 52-26 0-57-10-57-42 0-2 0-10 1-14 1-2 1-2 1-3 0-3-3-3-4-3-5 0-5 1-6 6-6 19-11 39-16 58 0 1 0 4 0 5s1 4 4 4c2 0 2 0 6-5 3-4 10-12 14-16 15 17 38 21 56 21 44 0 80-39 80-73 0-13-6-25-12-31-10-11-14-12-52-21-6-2-16-5-18-5-9-3-21-10-21-27 0-23 27-47 58-47s47 18 47 47c0 4-2 10-2 13 0 4 4 4 5 4 5 0 5-1 6-6 5-21 10-42 16-62z">
              <text:p/>
            </draw:path>
          </draw:g>
        </draw:g>
        <draw:line draw:style-name="gr3" draw:text-style-name="P1" draw:layer="layout" svg:x1="3.389cm" svg:y1="6.869cm" svg:x2="3.389cm" svg:y2="4.369cm">
          <text:p/>
        </draw:line>
        <draw:g draw:style-name="gr6">
          <svg:title>TexMaths</svg:title>
          <svg:desc>12§latex§$H_{S}$§svg§600§TRUE§</svg:desc>
          <draw:g draw:style-name="gr7">
            <draw:path draw:style-name="gr8" draw:text-style-name="P2" draw:layer="layout" svg:width="0.353cm" svg:height="0.285cm" svg:x="3.496cm" svg:y="4.646cm" svg:viewBox="0 0 354 286" svg:d="M304 32c5-14 5-19 36-19 11 0 14 0 14-8 0-5-5-5-6-5-12 0-42 1-54 1s-42-1-53-1c-4 0-9 0-9 8 0 5 4 5 12 5 1 0 8 0 16 1 7 0 12 2 12 6 0 3-2 3-3 9-8 34-17 67-25 101-43 0-85 0-128 0 8-32 17-65 25-98 4-14 5-19 35-19 11 0 14 0 14-8 0-5-5-5-6-5-12 0-42 1-54 1s-41-1-53-1c-4 0-9 0-9 8 0 5 5 5 12 5 1 0 10 0 17 1 7 0 11 2 11 6 0 3 0 4-2 9-18 75-37 150-56 224-5 17-6 21-38 21-8 0-12 0-12 8 0 4 5 4 6 4 12 0 42-1 54-1 8 0 18 1 26 1 10 0 19 0 28 0 3 0 8 0 8-9 0-3-4-3-12-3-15 0-27 0-27-9 0-2 1-4 1-7 9-38 19-76 28-115 43 0 86 0 129 0-17 70-27 110-29 116-4 14-12 15-38 15-6 0-10 0-10 8 0 4 5 4 6 4 12 0 41-1 53-1 9 0 18 1 27 1 8 0 18 0 28 0 2 0 8 0 8-9 0-3-5-3-12-3-16 0-27 0-27-9 0-2 1-4 1-7 18-75 37-150 56-226z">
              <text:p/>
            </draw:path>
            <draw:path draw:style-name="gr8" draw:text-style-name="P2" draw:layer="layout" svg:width="0.186cm" svg:height="0.211cm" svg:x="3.851cm" svg:y="4.789cm" svg:viewBox="0 0 187 212" svg:d="M187 4c0-2-2-4-4-4s-2 0-6 4c-5 5-9 11-14 16-12-15-30-20-48-20-42 0-79 33-79 67 0 4 1 15 11 26 9 12 20 15 40 19 6 2 21 5 25 6 9 3 27 9 27 31 0 24-24 52-58 52-26 0-57-10-57-42 0-2 0-10 1-14 1-2 1-2 1-3 0-3-3-3-4-3-5 0-5 1-6 6-6 19-11 39-16 58 0 1 0 4 0 5s1 4 4 4c2 0 2 0 6-5 3-4 10-12 14-16 15 17 38 21 56 21 44 0 80-39 80-73 0-13-6-25-12-31-10-11-14-12-52-21-6-2-16-5-18-5-9-3-21-10-21-27 0-23 27-47 58-47s47 18 47 47c0 4-2 10-2 13 0 4 4 4 5 4 5 0 5-1 6-6 5-21 10-42 16-62z">
              <text:p/>
            </draw:path>
          </draw:g>
        </draw:g>
        <draw:line draw:style-name="gr3" draw:text-style-name="P1" draw:layer="layout" svg:x1="6.668cm" svg:y1="2.15cm" svg:x2="10.108cm" svg:y2="2.15cm">
          <text:p/>
        </draw:line>
        <draw:g draw:style-name="gr6">
          <svg:title>TexMaths</svg:title>
          <svg:desc>12§latex§$B_{S}$§svg§600§TRUE§</svg:desc>
          <draw:g draw:style-name="gr7">
            <draw:path draw:style-name="gr8" draw:text-style-name="P2" draw:layer="layout" svg:width="0.3cm" svg:height="0.285cm" svg:x="5.995cm" svg:y="2.001cm" svg:viewBox="0 0 301 286" svg:d="M50 253c-5 17-6 21-38 21-7 0-12 0-12 8 0 4 4 4 12 4 50 0 100 0 150 0 65 0 116-49 116-90 0-30-25-55-66-60 44-7 89-38 89-77 0-32-29-59-79-59-47 0-94 0-141 0-8 0-13 0-13 8 0 5 5 5 12 5 1 0 10 0 17 1 7 0 11 2 11 6 0 3 0 4-1 9-19 75-38 150-57 224zM114 133c8-35 17-70 25-104 3-15 5-16 23-16s36 0 54 0c37 0 46 25 46 43 0 37-36 77-87 77-21 0-41 0-61 0zM95 274c-6 0-8 0-10-1-4 0-6-2-6-4 0-1 0-2 2-10 10-39 20-78 29-117 27 0 54 0 80 0 40 0 48 31 48 49 0 42-37 83-87 83-19 0-38 0-56 0z">
              <text:p/>
            </draw:path>
            <draw:path draw:style-name="gr8" draw:text-style-name="P2" draw:layer="layout" svg:width="0.186cm" svg:height="0.211cm" svg:x="6.318cm" svg:y="2.144cm" svg:viewBox="0 0 187 212" svg:d="M187 4c0-2-1-4-4-4-2 0-2 0-6 4-5 5-9 11-14 16-12-15-30-20-48-20-42 0-78 33-78 67 0 4 0 15 10 26 9 12 20 15 40 19 6 2 21 5 26 6 9 3 27 9 27 31 0 24-25 52-59 52-26 0-57-10-57-42 0-2 1-10 2-14 0-2 0-2 0-3 0-3-3-3-4-3-5 0-5 1-6 6-5 19-10 39-15 58-1 1-1 4-1 5s1 4 4 4c2 0 2 0 6-5 3-4 10-12 14-16 16 17 38 21 56 21 45 0 80-39 80-73 0-13-4-25-12-31-9-11-14-12-52-21-6-2-16-5-18-5-7-3-21-10-21-27 0-23 27-47 58-47s47 18 47 47c0 4-2 10-2 13 0 4 4 4 5 4 5 0 5-1 6-6 5-21 11-42 16-62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2T10:06:37.213916008</dc:date>
    <meta:editing-duration>P1DT17H27M3S</meta:editing-duration>
    <meta:editing-cycles>70</meta:editing-cycles>
    <meta:generator>LibreOffice/24.2.5.2$Linux_X86_64 LibreOffice_project/420$Build-2</meta:generator>
    <meta:print-date>2024-09-11T10:01:57.907532320</meta:print-date>
    <meta:printed-by>PDF-Dateien</meta:printed-by>
    <meta:document-statistic meta:object-count="39"/>
  </office:meta>
</office:document-meta>
</file>